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Monospace" svg:font-family="Monospace" style:font-pitch="fixed"/>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text-properties fo:font-variant="normal" fo:text-transform="none" fo:font-size="8pt" fo:font-style="normal" style:font-size-asian="8pt" style:font-size-complex="8pt"/>
    </style:style>
    <style:style style:name="P2" style:family="paragraph" style:parent-style-name="Standard">
      <style:paragraph-properties fo:text-align="end" style:justify-single-word="false"/>
    </style:style>
    <style:style style:name="P3" style:family="paragraph" style:parent-style-name="Standard">
      <style:paragraph-properties fo:text-align="start" style:justify-single-word="false"/>
      <style:text-properties fo:font-style="normal" style:font-style-asian="normal" style:font-style-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justify" style:justify-single-word="false"/>
    </style:style>
    <style:style style:name="P6" style:family="paragraph" style:parent-style-name="Standard">
      <style:text-properties style:font-name="Monospace" fo:font-size="10pt" style:font-name-asian="Monospace" style:font-size-asian="10pt" style:font-name-complex="Monospace" style:font-size-complex="10pt"/>
    </style:style>
    <style:style style:name="P7" style:family="paragraph" style:parent-style-name="Standard">
      <style:text-properties fo:color="#3f7f5f" style:font-name="Monospace" fo:font-size="10pt" style:font-name-asian="Monospace" style:font-size-asian="10pt" style:font-name-complex="Monospace" style:font-size-complex="10pt"/>
    </style:style>
    <style:style style:name="P8" style:family="paragraph" style:parent-style-name="Text_20_body">
      <style:text-properties fo:font-size="8pt" style:font-size-asian="8pt" style:font-size-complex="8pt"/>
    </style:style>
    <style:style style:name="P9" style:family="paragraph" style:parent-style-name="Text_20_body">
      <style:paragraph-properties fo:text-align="start" style:justify-single-word="false"/>
      <style:text-properties fo:font-style="italic" style:font-style-asian="italic" style:font-style-complex="italic"/>
    </style:style>
    <style:style style:name="P10" style:family="paragraph" style:parent-style-name="Text_20_body">
      <style:paragraph-properties fo:text-align="justify" style:justify-single-word="false"/>
      <style:text-properties fo:font-style="normal" style:font-style-asian="normal" style:font-style-complex="normal"/>
    </style:style>
    <style:style style:name="P11" style:family="paragraph" style:parent-style-name="Text_20_body">
      <style:paragraph-properties fo:text-align="start" style:justify-single-word="false"/>
      <style:text-properties fo:font-style="normal" style:font-style-asian="normal" style:font-style-complex="normal"/>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justify" style:justify-single-word="false"/>
      <style:text-properties style:font-name="Monospace" fo:font-size="10pt" style:font-name-asian="Monospace" style:font-size-asian="10pt" style:font-name-complex="Monospace" style:font-size-complex="10pt"/>
    </style:style>
    <style:style style:name="P15" style:family="paragraph" style:parent-style-name="Heading_20_2">
      <style:text-properties fo:font-style="normal" style:font-style-asian="normal" style:font-style-complex="normal"/>
    </style:style>
    <style:style style:name="P16" style:family="paragraph" style:parent-style-name="Heading_20_2">
      <style:paragraph-properties fo:text-align="justify" style:justify-single-word="false"/>
    </style:style>
    <style:style style:name="P17" style:family="paragraph" style:parent-style-name="Text_20_body">
      <style:paragraph-properties fo:break-before="page"/>
    </style:style>
    <style:style style:name="P18" style:family="paragraph" style:parent-style-name="Heading_20_1">
      <style:paragraph-properties fo:break-before="page"/>
    </style:style>
    <style:style style:name="P19" style:family="paragraph" style:parent-style-name="Heading_20_1">
      <style:paragraph-properties fo:text-align="justify" style:justify-single-word="false" fo:break-before="page"/>
      <style:text-properties fo:font-style="normal" style:font-style-asian="normal" style:font-style-complex="normal"/>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2a00ff"/>
    </style:style>
    <style:style style:name="P23" style:family="paragraph" style:parent-style-name="Standard">
      <style:paragraph-properties fo:margin-left="0cm" fo:margin-right="0cm" fo:text-align="start" style:justify-single-word="false" fo:text-indent="0cm" style:auto-text-indent="false" style:text-autospace="none"/>
    </style:style>
    <style:style style:name="P24" style:family="paragraph" style:parent-style-name="Standard" style:list-style-name="L6">
      <style:paragraph-properties fo:text-align="justify" style:justify-single-word="false"/>
    </style:style>
    <style:style style:name="P25" style:family="paragraph" style:parent-style-name="Standard" style:list-style-name="L6">
      <style:paragraph-properties fo:text-align="justify" style:justify-single-word="false"/>
    </style:style>
    <style:style style:name="P26" style:family="paragraph" style:parent-style-name="Standard" style:list-style-name="L6">
      <style:paragraph-properties fo:text-align="justify" style:justify-single-word="false"/>
    </style:style>
    <style:style style:name="P27" style:family="paragraph" style:parent-style-name="Standard" style:list-style-name="L6">
      <style:paragraph-properties fo:text-align="justify" style:justify-single-word="false"/>
    </style:style>
    <style:style style:name="P28" style:family="paragraph" style:parent-style-name="Standard" style:list-style-name="L6">
      <style:paragraph-properties fo:text-align="justify" style:justify-single-word="false"/>
    </style:style>
    <style:style style:name="P29" style:family="paragraph" style:parent-style-name="Standard" style:list-style-name="L7">
      <style:paragraph-properties fo:text-align="justify" style:justify-single-word="false"/>
    </style:style>
    <style:style style:name="P30" style:family="paragraph" style:parent-style-name="Standard" style:list-style-name="L7">
      <style:paragraph-properties fo:text-align="justify" style:justify-single-word="false"/>
    </style:style>
    <style:style style:name="P31" style:family="paragraph" style:parent-style-name="Standard" style:list-style-name="L8">
      <style:paragraph-properties fo:text-align="justify" style:justify-single-word="false"/>
    </style:style>
    <style:style style:name="P32" style:family="paragraph" style:parent-style-name="Standard" style:list-style-name="L8">
      <style:paragraph-properties fo:text-align="justify" style:justify-single-word="false"/>
    </style:style>
    <style:style style:name="P33" style:family="paragraph" style:parent-style-name="Standard" style:list-style-name="L8">
      <style:paragraph-properties fo:text-align="justify" style:justify-single-word="false"/>
    </style:style>
    <style:style style:name="P34" style:family="paragraph" style:parent-style-name="Standard" style:list-style-name="L8">
      <style:paragraph-properties fo:text-align="justify" style:justify-single-word="false"/>
    </style:style>
    <style:style style:name="P35" style:family="paragraph" style:parent-style-name="Standard" style:list-style-name="L9">
      <style:paragraph-properties fo:text-align="justify" style:justify-single-word="false"/>
    </style:style>
    <style:style style:name="P36" style:family="paragraph" style:parent-style-name="Standard">
      <style:text-properties style:font-name="Monospace" fo:font-size="10pt" style:font-name-asian="Monospace" style:font-size-asian="10pt" style:font-name-complex="Monospace"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10pt" style:font-name-asian="Monospace" style:font-size-asian="10pt" style:font-name-complex="Monospace" style:font-size-complex="10pt"/>
    </style:style>
    <style:style style:name="P41" style:family="paragraph" style:parent-style-name="Text_20_body" style:list-style-name="L1">
      <style:paragraph-properties fo:text-align="justify" style:justify-single-word="false"/>
      <style:text-properties fo:font-style="normal" style:font-style-asian="normal" style:font-style-complex="normal"/>
    </style:style>
    <style:style style:name="P42" style:family="paragraph" style:parent-style-name="Text_20_body" style:list-style-name="L1">
      <style:paragraph-properties fo:text-align="justify" style:justify-single-word="false"/>
      <style:text-properties fo:font-style="normal" style:font-style-asian="normal" style:font-style-complex="normal"/>
    </style:style>
    <style:style style:name="P43" style:family="paragraph" style:parent-style-name="Text_20_body" style:list-style-name="L3">
      <style:paragraph-properties fo:text-align="justify" style:justify-single-word="false"/>
      <style:text-properties fo:font-style="normal" style:font-style-asian="normal" style:font-style-complex="normal"/>
    </style:style>
    <style:style style:name="P44" style:family="paragraph" style:parent-style-name="Text_20_body" style:list-style-name="L3">
      <style:paragraph-properties fo:text-align="justify" style:justify-single-word="false"/>
      <style:text-properties fo:font-style="normal" style:font-style-asian="normal" style:font-style-complex="normal"/>
    </style:style>
    <style:style style:name="P45" style:family="paragraph" style:parent-style-name="Text_20_body" style:list-style-name="L5">
      <style:paragraph-properties fo:text-align="justify" style:justify-single-word="false"/>
      <style:text-properties fo:font-style="normal" style:font-style-asian="normal" style:font-style-complex="normal"/>
    </style:style>
    <style:style style:name="P46" style:family="paragraph" style:parent-style-name="Text_20_body" style:list-style-name="L5">
      <style:paragraph-properties fo:text-align="justify" style:justify-single-word="false"/>
      <style:text-properties fo:font-style="normal" style:font-style-asian="normal" style:font-style-complex="normal"/>
    </style:style>
    <style:style style:name="P47" style:family="paragraph" style:parent-style-name="Text_20_body" style:list-style-name="L5">
      <style:paragraph-properties fo:text-align="justify" style:justify-single-word="false"/>
      <style:text-properties fo:font-style="normal" style:font-style-asian="normal" style:font-style-complex="normal"/>
    </style:style>
    <style:style style:name="P48" style:family="paragraph" style:parent-style-name="Text_20_body" style:list-style-name="L5">
      <style:paragraph-properties fo:text-align="justify" style:justify-single-word="false"/>
      <style:text-properties fo:font-style="normal" style:font-style-asian="normal" style:font-style-complex="normal"/>
    </style:style>
    <style:style style:name="P49" style:family="paragraph" style:parent-style-name="Text_20_body" style:list-style-name="L5">
      <style:paragraph-properties fo:text-align="justify" style:justify-single-word="false"/>
      <style:text-properties fo:font-style="normal" style:font-style-asian="normal" style:font-style-complex="normal"/>
    </style:style>
    <style:style style:name="P50" style:family="paragraph" style:parent-style-name="Text_20_body" style:list-style-name="L5">
      <style:paragraph-properties fo:text-align="justify" style:justify-single-word="false"/>
      <style:text-properties fo:font-style="normal" style:font-style-asian="normal" style:font-style-complex="normal"/>
    </style:style>
    <style:style style:name="P51" style:family="paragraph" style:parent-style-name="Text_20_body" style:list-style-name="L10">
      <style:paragraph-properties fo:text-align="justify" style:justify-single-word="false"/>
      <style:text-properties fo:font-style="normal" style:font-style-asian="normal" style:font-style-complex="normal"/>
    </style:style>
    <style:style style:name="P52" style:family="paragraph" style:parent-style-name="Text_20_body" style:list-style-name="L10">
      <style:paragraph-properties fo:text-align="justify" style:justify-single-word="false"/>
      <style:text-properties fo:font-style="normal" style:font-style-asian="normal" style:font-style-complex="normal"/>
    </style:style>
    <style:style style:name="P53" style:family="paragraph" style:parent-style-name="Text_20_body" style:list-style-name="L10">
      <style:paragraph-properties fo:text-align="justify" style:justify-single-word="false"/>
      <style:text-properties fo:font-style="normal" style:font-style-asian="normal" style:font-style-complex="normal"/>
    </style:style>
    <style:style style:name="P54" style:family="paragraph" style:parent-style-name="Text_20_body" style:list-style-name="L2"/>
    <style:style style:name="P55" style:family="paragraph" style:parent-style-name="Text_20_body" style:list-style-name="L2"/>
    <style:style style:name="P56" style:family="paragraph" style:parent-style-name="Text_20_body" style:list-style-name="L2"/>
    <style:style style:name="P57" style:family="paragraph" style:parent-style-name="Text_20_body" style:list-style-name="L2"/>
    <style:style style:name="P58" style:family="paragraph" style:parent-style-name="Text_20_body" style:list-style-name="L4"/>
    <style:style style:name="P59" style:family="paragraph" style:parent-style-name="Text_20_body" style:list-style-name="L4"/>
    <style:style style:name="P60" style:family="paragraph" style:parent-style-name="Text_20_body" style:list-style-name="L11"/>
    <style:style style:name="P61" style:family="paragraph" style:parent-style-name="Text_20_body" style:list-style-name="L11"/>
    <style:style style:name="P62" style:family="paragraph" style:parent-style-name="Text_20_body" style:list-style-name="L11"/>
    <style:style style:name="P63" style:family="paragraph" style:parent-style-name="Text_20_body" style:list-style-name="L11"/>
    <style:style style:name="P64" style:family="paragraph" style:parent-style-name="Text_20_body">
      <style:paragraph-properties fo:text-align="justify" style:justify-single-word="false"/>
    </style:style>
    <style:style style:name="P65" style:family="paragraph" style:parent-style-name="Text_20_body" style:list-style-name="L12">
      <style:paragraph-properties fo:text-align="justify" style:justify-single-word="false"/>
    </style:style>
    <style:style style:name="P66" style:family="paragraph" style:parent-style-name="Text_20_body" style:list-style-name="L12">
      <style:paragraph-properties fo:text-align="justify" style:justify-single-word="false"/>
    </style:style>
    <style:style style:name="P67" style:family="paragraph" style:parent-style-name="Text_20_body" style:list-style-name="L12">
      <style:paragraph-properties fo:text-align="justify" style:justify-single-word="false"/>
    </style:style>
    <style:style style:name="P68" style:family="paragraph" style:parent-style-name="Text_20_body" style:list-style-name="L12">
      <style:paragraph-properties fo:text-align="justify" style:justify-single-word="false"/>
    </style:style>
    <style:style style:name="P69" style:family="paragraph" style:parent-style-name="Text_20_body" style:list-style-name="L12">
      <style:paragraph-properties fo:text-align="justify" style:justify-single-word="false"/>
    </style:style>
    <style:style style:name="P70" style:family="paragraph" style:parent-style-name="Text_20_body" style:list-style-name="L12">
      <style:paragraph-properties fo:text-align="justify" style:justify-single-word="false"/>
    </style:style>
    <style:style style:name="P71" style:family="paragraph" style:parent-style-name="Text_20_body" style:list-style-name="L14">
      <style:paragraph-properties fo:text-align="justify" style:justify-single-word="false"/>
    </style:style>
    <style:style style:name="P72" style:family="paragraph" style:parent-style-name="Text_20_body" style:list-style-name="L14">
      <style:paragraph-properties fo:text-align="justify" style:justify-single-word="false"/>
    </style:style>
    <style:style style:name="P73" style:family="paragraph" style:parent-style-name="Text_20_body" style:list-style-name="L14">
      <style:paragraph-properties fo:text-align="justify" style:justify-single-word="false"/>
    </style:style>
    <style:style style:name="P74" style:family="paragraph" style:parent-style-name="Text_20_body" style:list-style-name="L13"/>
    <style:style style:name="P75" style:family="paragraph" style:parent-style-name="Text_20_body" style:list-style-name="L13"/>
    <style:style style:name="P76" style:family="paragraph" style:parent-style-name="Text_20_body">
      <style:text-properties fo:color="#000000"/>
    </style:style>
    <style:style style:name="P77" style:family="paragraph" style:parent-style-name="Text_20_body">
      <style:paragraph-properties fo:text-align="justify" style:justify-single-word="false"/>
      <style:text-properties fo:color="#000000"/>
    </style:style>
    <style:style style:name="P78" style:family="paragraph" style:parent-style-name="Text_20_body">
      <style:text-properties fo:color="#000000" style:font-name="Monospace" fo:font-size="10pt" style:font-name-asian="Monospace" style:font-size-asian="10pt" style:font-name-complex="Monospace" style:font-size-complex="10pt"/>
    </style:style>
    <style:style style:name="P79" style:family="paragraph" style:parent-style-name="Heading_20_3">
      <style:text-properties fo:color="#000000"/>
    </style:style>
    <style:style style:name="P80" style:family="paragraph" style:parent-style-name="Contents_20_1">
      <style:paragraph-properties>
        <style:tab-stops>
          <style:tab-stop style:position="16.999cm" style:type="right" style:leader-style="dotted" style:leader-text="."/>
        </style:tab-stops>
      </style:paragraph-properties>
    </style:style>
    <style:style style:name="P81" style:family="paragraph" style:parent-style-name="Contents_20_2">
      <style:paragraph-properties>
        <style:tab-stops>
          <style:tab-stop style:position="16.499cm" style:type="right" style:leader-style="dotted" style:leader-text="."/>
        </style:tab-stops>
      </style:paragraph-properties>
    </style:style>
    <style:style style:name="P82"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variant="normal" fo:text-transform="none" fo:font-size="8pt" fo:font-style="normal" fo:font-weight="bold" style:font-size-asian="8pt" style:font-size-complex="8pt"/>
    </style:style>
    <style:style style:name="T6" style:family="text">
      <style:text-properties fo:font-size="8pt" style:font-size-asian="8pt" style:font-size-complex="8pt"/>
    </style:style>
    <style:style style:name="T7" style:family="text">
      <style:text-properties fo:font-size="8pt" fo:font-weight="bold" style:font-size-asian="8pt" style:font-size-complex="8pt"/>
    </style:style>
    <style:style style:name="T8" style:family="text">
      <style:text-properties fo:font-weight="bold" style:font-weight-asian="bold" style:font-weight-complex="bold"/>
    </style:style>
    <style:style style:name="T9" style:family="text">
      <style:text-properties fo:color="#008080"/>
    </style:style>
    <style:style style:name="T10" style:family="text">
      <style:text-properties fo:color="#008080" style:font-name="Monospace" fo:font-size="10pt" style:font-name-asian="Monospace" style:font-size-asian="10pt" style:font-name-complex="Monospace" style:font-size-complex="10pt"/>
    </style:style>
    <style:style style:name="T11" style:family="text">
      <style:text-properties fo:color="#3f7f7f"/>
    </style:style>
    <style:style style:name="T12" style:family="text">
      <style:text-properties fo:color="#3f7f7f" style:font-name="Monospace" fo:font-size="10pt" style:font-name-asian="Monospace" style:font-size-asian="10pt" style:font-name-complex="Monospace" style:font-size-complex="10pt"/>
    </style:style>
    <style:style style:name="T13" style:family="text">
      <style:text-properties fo:color="#000000"/>
    </style:style>
    <style:style style:name="T14" style:family="text">
      <style:text-properties fo:color="#000000" style:font-name="Monospace" fo:font-size="10pt" style:font-name-asian="Monospace" style:font-size-asian="10pt" style:font-name-complex="Monospace" style:font-size-complex="10pt"/>
    </style:style>
    <style:style style:name="T15" style:family="text">
      <style:text-properties fo:color="#2a00ff"/>
    </style:style>
    <style:style style:name="T16" style:family="text">
      <style:text-properties fo:color="#2a00ff" style:font-name="Monospace" fo:font-size="10pt" style:font-name-asian="Monospace" style:font-size-asian="10pt" style:font-name-complex="Monospace" style:font-size-complex="10pt"/>
    </style:style>
    <style:style style:name="T17" style:family="text">
      <style:text-properties fo:color="#7f007f"/>
    </style:style>
    <style:style style:name="T18" style:family="text">
      <style:text-properties fo:color="#3f5fbf"/>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Bozza preliminare di documentazione</text:p>
      <text:p text:style-name="Heading">Regola-kit</text:p>
      <text:p text:style-name="Text_20_body"/>
      <text:p text:style-name="Text_20_body">riferimenti web: <text:s/>http://code.google.com/p/regola-kit</text:p>
      <text:p text:style-name="Text_20_body"/>
      <text:p text:style-name="Text_20_body"/>
      <text:p text:style-name="Text_20_body"/>
      <text:table-of-content text:style-name="Sect1" text:protected="true" text:name="Indice generale1">
        <text:table-of-content-source text:outline-level="10">
          <text:index-title-template text:style-name="Contents_20_Heading">Somma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ommario</text:p>
          </text:index-title>
          <text:p text:style-name="P80">1De vulgari eloquentia<text:tab/>3</text:p>
          <text:p text:style-name="P81">1.1Sviluppo Java<text:tab/>4</text:p>
          <text:p text:style-name="P81">1.2Servizi proposti <text:tab/>5</text:p>
          <text:p text:style-name="P82">1.2.1selezione e rappresentazione<text:tab/>6</text:p>
          <text:p text:style-name="P82">1.2.2applicazione web con jsf<text:tab/>6</text:p>
          <text:p text:style-name="P82">1.2.3pagine di lista<text:tab/>6</text:p>
          <text:p text:style-name="P82">1.2.4pagine di editing<text:tab/>6</text:p>
          <text:p text:style-name="P82">1.2.5supporto all'ui<text:tab/>7</text:p>
          <text:p text:style-name="P82">1.2.6dialoghi standard<text:tab/>7</text:p>
          <text:p text:style-name="P82">1.2.7eventi<text:tab/>7</text:p>
          <text:p text:style-name="P82">1.2.8validazione<text:tab/>7</text:p>
          <text:p text:style-name="P82">1.2.9localizzazione<text:tab/>8</text:p>
          <text:p text:style-name="P82">1.2.10rich client<text:tab/>8</text:p>
          <text:p text:style-name="P82">1.2.11assistenti alla scrittura<text:tab/>8</text:p>
          <text:p text:style-name="P82">1.2.12Sicurezza<text:tab/>9</text:p>
          <text:p text:style-name="P80">2Model Pattern<text:tab/>10</text:p>
          <text:p text:style-name="P81">2.1Abstract <text:tab/>10</text:p>
          <text:p text:style-name="P81">2.2Intento<text:tab/>10</text:p>
          <text:p text:style-name="P81">2.3Forze in gioco<text:tab/>10</text:p>
          <text:p text:style-name="P81">2.4Architettura<text:tab/>11</text:p>
          <text:p text:style-name="P81">2.5Reference implementation<text:tab/>12</text:p>
          <text:p text:style-name="P80">3Configurazioni<text:tab/>13</text:p>
          <text:p text:style-name="P81">3.1Pom.xml<text:tab/>13</text:p>
          <text:p text:style-name="P82">3.1.1Dati descrittivi<text:tab/>13</text:p>
          <text:p text:style-name="P82">3.1.2Datasource esterni<text:tab/>13</text:p>
          <text:p text:style-name="P82">3.1.3Test d'integrazione<text:tab/>14</text:p>
          <text:p text:style-name="P81">3.2La cartella src/main/resources<text:tab/>14</text:p>
          <text:p text:style-name="P81">3.3applicationContext-*.xml<text:tab/>14</text:p>
          <text:p text:style-name="P81">3.4ApplicationResources_*.properties<text:tab/>15</text:p>
          <text:p text:style-name="P81">3.5jdbc.properties<text:tab/>15</text:p>
          <text:p text:style-name="P81">3.6log4j.xml<text:tab/>15</text:p>
          <text:p text:style-name="P81">3.7hibernate.cfg.xml<text:tab/>15</text:p>
          <text:p text:style-name="P81">3.8Security.xml<text:tab/>16</text:p>
          <text:p text:style-name="P82">3.8.1bean di autenticazione<text:tab/>16</text:p>
          <text:p text:style-name="P82">3.8.2definizione delle risorse protette<text:tab/>16</text:p>
          <text:p text:style-name="P82">3.8.3logout<text:tab/>17</text:p>
          <text:p text:style-name="P82">3.8.4configurazioni avanzate<text:tab/>17</text:p>
          <text:p text:style-name="P80">4La cartella src/test/resources<text:tab/>17</text:p>
          <text:p text:style-name="P81">4.1applicationContext-*-test.xml<text:tab/>17</text:p>
          <text:p text:style-name="P81">4.2jdbc.test.properties<text:tab/>18</text:p>
          <text:p text:style-name="P80">5Tutorial<text:tab/>19</text:p>
          <text:p text:style-name="P81">5.1Lanciare velocemente l'applicazione<text:tab/>19</text:p>
          <text:p text:style-name="P81">5.2Configurare i datasource<text:tab/>19</text:p>
          <text:p text:style-name="P81">5.3Test d'integrazione<text:tab/>19</text:p>
        </text:index-body>
      </text:table-of-content>
      <text:p text:style-name="Text_20_body"/>
      <text:p text:style-name="P17"/>
      <text:h text:style-name="Heading_20_1" text:outline-level="1">De vulgari eloquentia</text:h>
      <text:p text:style-name="P2"><text:span text:style-name="T5">«</text:span><text:span text:style-name="T6"> La </text:span><text:a xlink:type="simple" xlink:href="http://it.wikipedia.org/w/index.php?title=Società_aperta&amp;action=edit"><text:span text:style-name="T6">società aperta</text:span></text:a><text:span text:style-name="T6"> è aperta a più valori, a più visioni del mondo filosofiche e a più fedi religiose, ad una molteplicità di proposte per la soluzione di problemi concreti e alla maggior quantità di critica. La società aperta è aperta al maggior numero possibile di idee e ideali differenti, e magari contrastanti. Ma, pena la sua autodissoluzione, non di tutti: la società aperta è chiusa solo agli intolleranti. </text:span><text:span text:style-name="T7">»</text:span><text:span text:style-name="T6"> </text:span></text:p>
      <text:p text:style-name="P1">(<text:span text:style-name="T8">Karl R. Popper</text:span>, <text:span text:style-name="T1">La società aperta e i suoi nemici</text:span>, Vol. I, <text:span text:style-name="T1">Platone totalitario</text:span>, dalla IV di copertina.)</text:p>
      <text:p text:style-name="P8"/>
      <text:p text:style-name="P12"><text:span text:style-name="T3">Non credo sia necessario abbracciare </text:span><text:span text:style-name="T2">in toto</text:span><text:span text:style-name="T3"> la posizione filosofica nota come Relativismo per cogliere di quanto varino costumi e valori anche solo viaggiando nel spazio oggi: ogni società è unica, ogni costume trova giustificazione nel contesto in cui si è formato ed in questa diversità e </text:span><text:span text:style-name="T2">di</text:span><text:span text:style-name="T3"> questa diversità <text:s/>si alimenta e prolifera il sapere umano. Se poi si azzardassero dei viaggi non solo nello spazio ma nelle profondità del tempo il nostro stupore si amplierebbe risalendo controcorrente il fiume dei secoli secoli. Il sistema di valori che assegna un <text:s/>giudizio positivo di un condottiero militare quale Alessandro Magno come avrebbe giudicato il Mahatma Gandhi? Quale sono le imprese per cui un padre (poté e possa) essere orgoglioso dei propri figli? Quale il modo <text:s/>etico di legiferare ed il concetto stesso di qualità di una casa od una vita intera come si è modificato attraversando anni di evoluzioni? Quale risposte possiate proporre a queste domande tutte dovranno, se non spiegare, scendere a compromessi con la variazione, la moda, il prendere atto che è tradizione che le cose cambino: è il </text:span><text:span text:style-name="T2">panta rei </text:span><text:span text:style-name="T3">di Eraclito, il tema eterno del divenire che procede spesso gradualmente mentre a volte in modo netto, traumatico. Ed è proprio lungo questa linea evanescente e discontinua che separa il nuovo corso (ancora impreciso e difficile da definire) dalla vecchia maniera (ancora presente ma senza più i favori del Tempo) <text:s/>destinata a scomparire; <text:s/>lungo questa linea che si dispongono schieramenti di persone in antitesi, a volte in conflitto aperto, cercando di lottare per quello in cui credono. Le une, come le altre senza alcuna garanzia di avere ragione e senza sfere di cristallo che li rinsaldino nelle loro convinzioni: solo passione, l'illuminisme ed il sentimento. Poca cosa, si dirà però è quello che è dato al genere umano ed è quanto basta in mano ad uomini e donne di valore.</text:span></text:p>
      <text:p text:style-name="P10">Un esempio di questo genere di confronto si è avuto nel XIV secolo all'interno del mondo letterario nella penisola italica tra lingua latina e lingua volgare. Un intellettuale fiorentino destinato ad una fama mondiale immensa chiamato Dante Alighieri partecipò allo scontro e scrisse un saggio a titolo <text:span text:style-name="T2">de vulgari eloquentia</text:span>. Il testo curiosamente è scritto in latino (perché destinato a dotti ed intellettuali dell'epoca) ma sostiene l'importanza e la dignità della lingua volgare proprio contro il latino (ed il greco). Ecco un passaggio tradotto in volgare del primo libro:</text:p>
      <text:p text:style-name="P11"/>
      <text:p text:style-name="P9">I-i-4 Di queste due lingue la più nobile è la volgare: intanto perché è stata adoperata per prima dal genere umano; poi perché il mondo intero ne fruisce, benché sia differenziata in vocaboli e pronunce diverse; infine per il fatto che ci è naturale, mentre l'altra è, piuttosto, artificiale. </text:p>
      <text:p text:style-name="P3"/>
      <text:p text:style-name="P4">Una difesa delle lingue apprese in modo naturale, dalle nostre madri, quando ancora bambini muoviamo i primi passi nel mondo ed impariamo a chiamare le cose con il nome che gli uomini hanno attribuito loro. La lingua che utilizziamo tutti i giorni nelle miserie del quotidiano ma anche la lingua con cui ci dichiariamo ai nostri amati, con cui consoliamo i nostri figli e con cui cerchiamo di riempire il silenzio dell'infinito stellato. La lingua che l'Alighieri avrebbe usato poi per scrivere i suoi sonetti e la sua Commedia dimostrando così come il volgare non avesse nulla da invidiare all'accademico latino in quanto ad espressività, completezza: una lingua aulica, forgiata dal basso ed utilizzata da gente comune così come da poeti e letterati per il lavoro quotidiano e la più alta poesia.</text:p>
      <text:p text:style-name="P4"/>
      <text:h text:style-name="P15" text:outline-level="2">Sviluppo Java</text:h>
      <text:p text:style-name="P4">Nello sviluppo in Java si è presentata una situazione per diversi tratti simile al panorama letterario italiano del XIV secolo. Fino al 1998 (ed oltre) si utilizzava Java seguendo l'imperante tradizione della progettazione ad oggetti; costrutti linguistici e tecniche come l'ereditarietà ed il polimorfismo venivano utilizzate per affrontare e risolvere in modo eleganti i problemi affrontati. Ogni intervento era realizzato nella cornice teorica di principi come l'Open/Closed, il principio di inversione delle dipendenze, il principio di sostituzione di Liskov ad altri ancora oggi del tutto validi ed accreditati. Con l'esplosione poi del movimento dei design pattern (come riferimento Gof del 1995) la scrittura raggiunse livelli di raffinatezza elevatissimi con architetture complesse ma intuitive e facili da mantenere ed espandere; inoltre la capacità di descrivere problemi e soluzioni in modo universalmente accettato ampliarono la banda di comunicazione tra i le persone coinvolte nello sviluppo in modo inaudito. Annotare una classe come implementazione, ad esempio, del pattern Facade consentiva a chiunque di comprendere il problema affrontato (dare una vista semplificata di un sottosistema complesso) e la soluzione messa in piedi (una classe ritagliata sulle esigenze dei client). Si andava diffondendo un modo di utilizzare Java come linguaggio di pattern e questo consentì di progettare soluzioni incredibili e di spostare il discorso dell'analisi fino ai confini stessi della progettazione ad oggetti, cogliendone i limiti e proponendo soluzioni complementari note poi come progettazione orientata agli aspetti.</text:p>
      <text:p text:style-name="P4">Proprio in questo contesto di ricerca febbrile e risultati poderosi che nel 1998 calano dall'alto delle torri di Sun (l'azienda che Java aveva inventato pochi anni prima) delle specifiche contenenti <text:s/>le applicazioni serie, quelle destinate alle aziende che si propongono sfide impegnative sia come scalabilità che come manutenzione. Queste specifiche presero il nome di J2EE (ora si chiamano JEE) ed arrivarono come le tavole di pietra della legge di Mosè: ovvero contenevano la verità ed il giusto modo. Tutto quello che si era fatto e si faceva doveva cessare, mutare, adattarsi perché J2EE era la sola via corretta per affrontare problemi complessi. A distanza di 1700 anni si ripresentava aulica ed imposto dall'autorità la scrittura latina: ancora una volta artificiale, ancora una volta appannaggio di pochi intellettuali, ancora una volta scelta imposta.</text:p>
      <text:p text:style-name="P4">In verità, mentre nei corsi universitari fiorivano corsi dedicati a J2EE, <text:s/>nella pratica quotidiana il numero di applicazioni che lo utilizzava rappresentava un minoranza quasi esoterica. Infatti in pochi erano disposti ad accettare (o permettersi finanziariamente) i limiti che questo stack tecnologico imponeva; ad esempio non è mai stato possibile trovare un buon motivo per rinunciare all'ereditarietà. Così come è sempre parso innaturale la segregazione del modello all'interno dei confini degli EJB server senza poterli passare ai livelli di presentazione se non sotto forma di anemici delegati a nome DTO. Inoltre mentre i tempi di sviluppo salivano a causa delle lunghe attese per i riavvii degli application server si constatava con amarezza come J2EE rendesse difficile se non impossibile una metodologia di sviluppo nota come Test Driven Developement che aveva dato invece buona prova di sé nella creazione di applicazioni robuste.</text:p>
      <text:p text:style-name="P4">A causa di questi, ed altri motivi, apparve di nuovo la linea effimera di separazione tra fazioni apposte e lo schieramento della lingua volgare fece il suo ritorno. Anche questa volta si presentava come un linguaggio naturale, costruito dal basso per risolvere problemi concreti ma capace di accettare e vincere le sfide più complesse delle applicazioni aziendali. Anche questa volta intellettuali capaci si schierarono in difesa del volgare. Tra questi Rod Johson che fornì gli strumenti per affrontare in modo elegante, efficace, sistematico ed economicamente vantaggioso le sfide offerte dalle applicazioni aziendali progettando e rilasciando come open source il framework chiamato Spring. La scelta dell'open source è stata fondamentale per il successo di Spring in quanto ha consentito di integrare assieme tutte le soluzioni che la comunità aveva realizzato in quegli anni come risposta a J2EE tra cui ricordo solo Hibernate ed iBatis ma potrei parlare delle librerie commons, struts, tomcat e molti altri. In contrasto con J2EE Spring si fece chiamare contenitore leggero (o invertito) ed i mattoni di cui si componeva lo sviluppo classi Pojo, ovvero Plain Old Java Object per rimarcarne la semplicità e la tradizione legata alla progettazione ad oggetti.</text:p>
      <text:p text:style-name="P4">Il successo di mercato di Spring fu velocissimo ed imponente: applicazioni finanziarie, aeroportuali, governative, mediche, bancarie furono realizzate in tutto il mondo dimostrando l'efficacia del modello proposto. Il riscontro fu tale che la Sun stessa decise (tardivamente e parzialmente) di riadattare J2EE sottoponendolo ad una clamorosa inversione di orientamento architetturale <text:s/>per spingerlo ad abbracciare temi come Pojo Programming ed iniezione delle dipendenze. La portata del dietro front fu tale che anche il nome cambio in JEE e tutto lo stack tecnologico ufficiale iniziò il percorso che Spring aveva inaugurato molti anni prima e che forse un giorno poterà i due antagonisti a somigliarsi al punto dal diventare di fatto la stessa cosa. Ma questo solo quando JEE recupererà il tempo perso e solo se Spring dovesse arrestare la sua evoluzione.</text:p>
      <text:p text:style-name="P4"/>
      <text:p text:style-name="P4">[....]</text:p>
      <text:h text:style-name="Heading_20_2" text:outline-level="2">Servizi proposti </text:h>
      <text:p text:style-name="P4">Lo stack tecnologico che vede in Spring il raccordo principale di diverse soluzioni (quali Hibernate, JPA, Java Server Faces, ed altri) è già piuttosto completo di suo e pronto all'uso. Alcune categorie di applicazioni, specie quelle destinate alla gestione di grosse moli di dati, necessitano di alcune funzionalità più o meno importanti: come ad esempio la selezione di entità dal database, la loro paginazione e la localizzazione. Regola kit è una piccola libreria che si propone di colmare questo vuoto e di semplificare l'integrazione di tutte le librerie utilizzare. In questo paragrafo saranno elencate in modo sintetico le funzionalità principali offerte da Regola.</text:p>
      <text:p text:style-name="P4"/>
      <text:h text:style-name="Heading_20_3" text:outline-level="3">selezione e rappresentazione</text:h>
      <text:p text:style-name="P12">Per affrontare il problema di selezionare (ovvero estrarre dal database) oggetti e presentarli all'utente in forma tabellare (estesa o sintetica) Regola propone un nuovo design pattern di cui fornisce un'implementazione standard già operativa per diversi orm (Hibernate, JPA, iBatis, JDO, ed altri). Il pattern si chiama <text:span text:style-name="T2">Model Pattern</text:span><text:span text:style-name="T3"> ed oltre della selezione si occupa anche della rappresentazione di sottoinsieme di oggetti nel livello di presentazione. </text:span></text:p>
      <text:p text:style-name="P10">Il modulo regola-dao contiene questa funzionalità e può essere l'unico modulo di Regola utilizzato.</text:p>
      <text:h text:style-name="Heading_20_3" text:outline-level="3">applicazione web con jsf</text:h>
      <text:p text:style-name="Text_20_body">In questo caso Regola si occupa di semplificare la realizzazione di un'applicazione web fornendo un progetto di partenza che già integra tutte le librerie e presenta già le configurazioni corrette. Il modello di progetto è fornito come archetipo maven ed è fruibile da riga di comando o da qualsiasi ide con supporto per maven (ad esempio NetBeans).</text:p>
      <text:p text:style-name="Text_20_body">Il modulo che contiene l'applicazione web si chiama <text:span text:style-name="T2">regola-jsf</text:span> mentre l'archetipo <text:span text:style-name="T2">regola-jsf-archetype</text:span>.</text:p>
      <text:h text:style-name="Heading_20_3" text:outline-level="3">pagine di lista</text:h>
      <text:p text:style-name="P10">Si tratta di una pagina jsf (e del relativo backing bean) contente fondamentalmente una tabella con l'elenco di oggetti estratti dal database. La tabella mostra i dati raggruppandoli in pagine il cui numero di righe è selezionabile dall'utente a cui è data anche la possibilità di scegliere quali colonne mostrare ed in che ordine mostrarli. E' previsto anche un filtro sulle diverse proprietà accessibile anche in modo immediato. Dalla pagina di lista è possibile editare, cancellare e creare nuovi oggetti.</text:p>
      <text:p text:style-name="P10">Questa funzionalità è basata, soprattutto, sull'implementazione di Model Pattern.</text:p>
      <text:h text:style-name="Heading_20_3" text:outline-level="3">pagine di editing</text:h>
      <text:p text:style-name="P10">Una pagina jsf (ed il relativo backing bean) che consente di editare le proprietà di un oggetto o di un grafo di oggetti. Le funzioni più rilevanti sono:</text:p>
      <text:list text:style-name="L1">
        <text:list-item>
          <text:p text:style-name="P41">validazione automatica dei dati inseriti</text:p>
        </text:list-item>
        <text:list-item>
          <text:p text:style-name="P41">sistemi di lookup ajax per le proprietà associative</text:p>
        </text:list-item>
      </text:list>
      <text:p text:style-name="P10">Questa funzionalità è basata, soprattutto, sulla capacità di Model Pattern di rappresentare in modo diverso sottoinsiemi di oggetti.</text:p>
      <text:h text:style-name="Heading_20_3" text:outline-level="3">supporto all'ui</text:h>
      <text:p text:style-name="Text_20_body">[ Regola dovrebbe presentare un piccolo framework di astrazione per funzionare <text:s/>con diversi set di componenti. In partenza Ice Faces e Web Galileo. Attualmente l'astrazione è rotta in diversi punti e solo le Ice Faces sono supportate. ]</text:p>
      <text:p text:style-name="Text_20_body">Il modulo di riferimento è <text:span text:style-name="T2">regola-jsf</text:span>.</text:p>
      <text:h text:style-name="Heading_20_3" text:outline-level="3">dialoghi standard</text:h>
      <text:p text:style-name="Text_20_body">Regola fornisce diversi dialoghi (pagine modali dette finestre di dialogo) per gli usi più comuni. Attualmente sono presenti:</text:p>
      <text:list text:style-name="L2">
        <text:list-item>
          <text:p text:style-name="P54">Dialogo di conferma</text:p>
        </text:list-item>
        <text:list-item>
          <text:p text:style-name="P54">Dialogo con in singolo input text</text:p>
        </text:list-item>
        <text:list-item>
          <text:p text:style-name="P54">Dialogo per ordinare le colonne</text:p>
        </text:list-item>
        <text:list-item>
          <text:p text:style-name="P54">Dialogo per selezionare le colonne da mostrare e l'ordine con cui presentarle</text:p>
        </text:list-item>
      </text:list>
      <text:p text:style-name="Text_20_body"/>
      <text:p text:style-name="Text_20_body">Il modulo che contiene i dialoghi standard è <text:span text:style-name="T2">regola-jsf</text:span>.</text:p>
      <text:p text:style-name="Text_20_body"/>
      <text:h text:style-name="Heading_20_3" text:outline-level="3">eventi</text:h>
      <text:p text:style-name="Text_20_body">Nello sviluppo di Regola è emersa l'esigenza di un sistema per la gestione di eventi semplice, semplicistico e semplificato all'osso. Sono state realizzate diverse classi minimali per effettuare il brockering di eventi con logiche diverse (ad esempio importate alla velocità, oppure senza una tipizzazione forte). <text:s/></text:p>
      <text:p text:style-name="Text_20_body">Si trovano nel modulo <text:span text:style-name="T2">regola-jsf</text:span>.</text:p>
      <text:h text:style-name="Heading_20_3" text:outline-level="3">validazione</text:h>
      <text:p text:style-name="P10">[ Regola utilizza Hibernate Validator per convalidare le proprietà di un oggetto. Dobbiamo però affrontare anche due problemi:</text:p>
      <text:list text:style-name="L3">
        <text:list-item>
          <text:p text:style-name="P43">integrazione con i validator jsf: infatti questi scattano prima di Hibernate Validator ed in caso di cast sbagliato (ad esempio una stringa inserita in una proprietà numerica) avremmo un eccezione non gestita</text:p>
        </text:list-item>
        <text:list-item>
          <text:p text:style-name="P43">emendamenti: la stessa classe deve poter essere validata in modo diverso in parti diverse dell'applicazione. E' necessario aggiungere un sistema che, partendo dalle annotazioni sulla classe, consenta di aggiungere o rimuovere regole di validazione <text:span text:style-name="T3">]</text:span></text:p>
        </text:list-item>
      </text:list>
      <text:p text:style-name="P4"/>
      <text:h text:style-name="Heading_20_3" text:outline-level="3">localizzazione</text:h>
      <text:p text:style-name="P10">Tutte le stringhe fisse dell'applicazione sono localizzate (ovvero tradotte in diverse lingue) e presentate all'utente nelle lingua richiesta dal suo browser. Regola utilizza il sistema standard dei resource-boundle per realizzare la localizzazione.</text:p>
      <text:p text:style-name="P10">[ Qui è sorta la necessità di modificare a run time il contenuto di questi testi fissi che dovrebbero quindi essere prelevati da database e verificati ad intervalli regolai. ]</text:p>
      <text:h text:style-name="Heading_20_3" text:outline-level="3">rich client</text:h>
      <text:p text:style-name="Text_20_body">[ Regola presenta attualmente un unico client realizzato con eclipse rcp. Il modulo si scarica ed avvia tramite Java Web Start. Bisogna investigare sull'utilizzo di altre tecnologie tra cui:</text:p>
      <text:list text:style-name="L4">
        <text:list-item>
          <text:p text:style-name="P58">Open swing</text:p>
        </text:list-item>
        <text:list-item>
          <text:p text:style-name="P58">Semplice swing application con il nuovo framework per il binding]</text:p>
        </text:list-item>
      </text:list>
      <text:h text:style-name="Heading_20_3" text:outline-level="3">assistenti alla scrittura</text:h>
      <text:p text:style-name="P10">La filosofia di Regola è quella di realizzare delle architetture a misura d'uomo: ovvero deve essere possibile oltre che comodo e conveniente programmare senza l'ausilio di wizard o generatori di codice. Infatti spesso design eccessivamente complessi si giustificano con la motivazione che sì, è vero, bisogna scrivere molto codice ed altrettanta configurazione per ottenere i più semplici risultati <text:span text:style-name="T2">ma</text:span> basta delegare il lavoro ad un generatore di codice ed il problema si risolve. Gli EJB fino a 2.x sono un esempio di questo modo di ragionare. <text:span text:style-name="T3">Al contrario le classi e le configurazioni di Regola (e di Spring) sono il più semplici in quanto pensate per essere redatte e mantenute a mano, con il solo ausilio di un editor.</text:span></text:p>
      <text:p text:style-name="P10">Quindi non è necessario un generatore di codice per programmare con Regola e Spring. Ciò nonostante è presente nel kit un piccolo engine di generazione che attualmente, partendo da una classe del modello, si occupa di assistere lo sviluppatore per la creazione di:</text:p>
      <text:list text:style-name="L5">
        <text:list-item>
          <text:p text:style-name="P45">classe Model Pattern</text:p>
        </text:list-item>
        <text:list-item>
          <text:p text:style-name="P45">classi Dao (interfaccia, implementazione ed application context)</text:p>
        </text:list-item>
        <text:list-item>
          <text:p text:style-name="P45">classi Manager per il livello di servizio (interfaccia, implementazione ed application context)</text:p>
        </text:list-item>
        <text:list-item>
          <text:p text:style-name="P45">pagina di lista (backing bean, pagina jsf, faces context ed application context)</text:p>
        </text:list-item>
        <text:list-item>
          <text:p text:style-name="P45">pagina di editing (backing bean, pagina jsf, faces context ed application context)</text:p>
        </text:list-item>
        <text:list-item>
          <text:p text:style-name="P45">risorse di localizzazione in due lingue</text:p>
        </text:list-item>
      </text:list>
      <text:p text:style-name="P10"/>
      <text:p text:style-name="P10"><text:span text:style-name="T3">Il generatore è eseguibile sia da linea di comando che tramite un plugin per l'ide Eclipse 3.3 ed è contenuto nel modulo </text:span><text:span text:style-name="T2">regola-codeassistent</text:span><text:span text:style-name="T3">.</text:span></text:p>
      <text:h text:style-name="Heading_20_3" text:outline-level="3">Sicurezza</text:h>
      <text:p text:style-name="P12">In Regola la sicurezza viene presa molto seriamente. L'applicazione web integra uno dei sistemi di autenticazione e autorizzazione più blasonati del panorama open source: il framework Acegi Security.</text:p>
      <text:p text:style-name="P12">L'applicazione generata dall'archetipo jsf ha già il sistema di sicurezza abilitato con una configurazione di esempio che può facilmente essere personalizzata.</text:p>
      <text:p text:style-name="P12">Di seguito vengono presentati i componenti del sistema di sicurezza:</text:p>
      <text:list text:style-name="L14">
        <text:list-item>
          <text:p text:style-name="P71">security.xml: è il file di configurazione principale, è qui che si deve intervenire per impostare quali risorse devono essere protette e con quali autorizzazioni e anche per definire le classi personalizzate per implementare le proprie politiche di sicurezza</text:p>
        </text:list-item>
        <text:list-item>
          <text:p text:style-name="P71">login.xhtml: è il form di login</text:p>
        </text:list-item>
        <text:list-item>
          <text:p text:style-name="P71">LoginForm: è il backing bean del form di login che si occupa di integrare i due framework Jsf e Acegi.</text:p>
        </text:list-item>
      </text:list>
      <text:p text:style-name="P12">La sicurezza può essere attivata e disattivata dal web.xml, al suo interno infatti si trovano specificati security.xml (tra gli application context caricati da Spring) e il servlet filter di Acegi.</text:p>
      <text:h text:style-name="P18" text:outline-level="1">Model Pattern</text:h>
      <text:h text:style-name="Heading_20_2" text:outline-level="2">Abstract </text:h>
      <text:p text:style-name="P5">Un problema ricorrente in applicazioni che si occupano di gestire e presentare a video popolazioni molto estese di entità (ad esempio persistite in tabelle con migliaia di record) e quello che potremmo sinteticamente indicare come la questione dei sottoinsiemi. Ovvero la domanda a cui dare risposta è: come estrarre in modo conveniente sottoinsiemi di entità dall'insieme che tutte le contiene? E ancora come rappresentare in modo sintetico questi sottoinsiemi all'interno di un form html oppure in un'applicazione desktop? La soluzione che intendiamo proporre in questo documento riteniamo possa essere sufficientemente assodata e generica da ambire al rango di design pattern, se così fosse pensiamo che la descrizione del problema unitamente alla soluzione individuata possa essere identificata col nome di Model Pattern (oppure anche Selection).</text:p>
      <text:p text:style-name="Standard"/>
      <text:h text:style-name="Heading_20_2" text:outline-level="2">Intento</text:h>
      <text:p text:style-name="P5">Model Pattern vuole fornire un design appropriato per individuare un sottoinsieme di oggetti del modello di dominio e rappresentare questo sottoinsieme in modo conveniente all'interno del livello di presentazione.</text:p>
      <text:p text:style-name="Standard"/>
      <text:h text:style-name="Heading_20_2" text:outline-level="2">Forze in gioco</text:h>
      <text:p text:style-name="P5">In una categoria piuttosto ampia di applicazioni (che comprende la quasi totalità di applicazioni web) <text:s/>gli oggetti del modello salvano il loro stato in modo persistente su database, magari attraverso dei framework ORM (ad esempio Hibernate, JPA, ecc.). Non di rado il numero di istanze persistenti, per tipologia di classe, è veramente elevato cosa che complica in primis l'estrazione (1) (ovvero il filtraggio) delle istanze. Sempre dalla mole dei dati deriva la necessità di ordinare (2) e paginare (3) gli oggetti estratti: ovvero raggrupparli in sotto gruppi contenenti al più un certo numero di elementi.</text:p>
      <text:p text:style-name="P5">Un altra richiesta tipica delle applicazioni di cui stiamo parlando è quella di rappresentare gli oggetti del modello estratti in modo parziale, ovvero mostrare solo un sotto gruppo di proprietà, in modo da fornire, in un solo colpo d'occhio, tutti gli elementi necessari per prendere delle decisioni sui dati eliminando le proprietà superflue. Questo sezionamento delle classi del modello si chiama proiezione (4).</text:p>
      <text:p text:style-name="P5">Del sottoinsieme degli elementi del modello individuato e estratto dal database (reidratato) è inoltre necessario fornire delle rappresentazioni sintetiche da utilizzare in diversi punti dell'applicazione. Si prenda per esempio la classe Studente ed <text:s/>il form html che consente di effetture le operazione di editing sulle sue proprietà quali nome, cognome ed altre. Si consideri poi che tra le proprietà della classe Studente vi sia anche la collezione di classi del tipo Esami che contenga gli esami sostenuti fino alla data corrente. Bene, il problema è spesso quello di mostrare nello stesso form html contenete le proprietà di Studente anche la collezione di Esami: in questo caso la rappresentazione corretta potrebbe variare in base alle finalità applicative. Ad esempio le segreterie di facoltà potrebbero essere interessati all'elenco completo di tutti gli esami (nessuna sintesi), i docenti potrebbero volere esclusivamente la media delle valutazione degli esami (applicare una metrica), l'ufficio delle imposte potrebbe essere interessato solo al fatto di aver sostenuto almeno un esame (e quindi un intero che esprime il numero di esami superati). Tutte queste rappresentazioni (elenco, metrica ed intero) sono una descrizione del sottoinsieme di oggetti del modello Esami.</text:p>
      <text:p text:style-name="P5">Inoltre si consideri il caso in cui la collezione di Esami fosse vuota o nulla, in questo caso diverse rappresentazioni tradurrebbero il valore null nel modo più appropriato rispetto al contesto (ad esempio con una stringa che indica l'assenza di esami, o con una segnalazione di errore o quant'altro). <text:s/>In ogni caso per ogni sottoinsieme di oggetti del modello emerge prepotente la necessità di provvedere ad una o più rappresentazione sintetica (5).</text:p>
      <text:p text:style-name="P5">Quindi ricapitolando le forze in gioco:</text:p>
      <text:list text:style-name="L6">
        <text:list-item>
          <text:p text:style-name="P24">estrazione di dati efficiente da una mole ampia o ampissima</text:p>
        </text:list-item>
        <text:list-item>
          <text:p text:style-name="P24">ordinare <text:s/>le istanze di modello estratte</text:p>
        </text:list-item>
        <text:list-item>
          <text:p text:style-name="P24">paginare <text:s/>le istanze di modello estratte</text:p>
        </text:list-item>
        <text:list-item>
          <text:p text:style-name="P24">effettuare delle proiezioni sulle istanze di modello estratte</text:p>
        </text:list-item>
        <text:list-item>
          <text:p text:style-name="P24">fornire delle rappresentazioni sintetiche della totalità di istanze estratte (cioè del sottoinsieme di tutta la popolazione di istanze estratto).</text:p>
        </text:list-item>
      </text:list>
      <text:p text:style-name="P5"/>
      <text:h text:style-name="P16" text:outline-level="2">Architettura</text:h>
      <text:p text:style-name="P5">Model Pattern propone di avvilire le forze in gioco utilizzando una classe (Pattern) per ogni tipo nel modello che si occupi di due distinti aspetti:</text:p>
      <text:list text:style-name="L7">
        <text:list-item>
          <text:p text:style-name="P29">individuare il sottoinsieme selezionato</text:p>
        </text:list-item>
        <text:list-item>
          <text:p text:style-name="P29">fornire (zero o più) rappresentazione del sottoinsieme selezionato</text:p>
        </text:list-item>
      </text:list>
      <text:p text:style-name="P5"/>
      <text:p text:style-name="P5">1) Per quanto riguarda il primo punto bisogna precisare fin da subito che la classe Pattern non contiene in nessun modo il codice necessario all'estrazione della selezione o la selezione stessa. Invece si occupa di contenere le informazioni necessarie a descrivere in modo esatto il sottoinsieme, <text:s/>ovvero descriverlo in modo esatto rispetto ai seguenti punti:</text:p>
      <text:list text:style-name="L8">
        <text:list-item>
          <text:p text:style-name="P31">quali istanze sono comprese nel sottoinsieme e quali esluse</text:p>
        </text:list-item>
        <text:list-item>
          <text:p text:style-name="P31">con quali ordine le istanze entrano nel sottoinsieme</text:p>
        </text:list-item>
        <text:list-item>
          <text:p text:style-name="P31">in che modo il sottoinsieme è paginato</text:p>
        </text:list-item>
        <text:list-item>
          <text:p text:style-name="P31">quali proiezioni effettuare su ogni singola istanza del sottoinsieme</text:p>
        </text:list-item>
      </text:list>
      <text:p text:style-name="P5"/>
      <text:p text:style-name="P5">2) Pattern si occupa anche di contenere zero o più rappresentazioni del sottoinsieme che descrive da utilizzare in altrettanti punti dell'applicazione (tipicamente un qualche livello di presentazione, o la produzione di report, ecc.). A tal proposito predispone <text:s/>il metodo</text:p>
      <text:p text:style-name="P5"><text:span text:style-name="T8"><text:tab/><text:tab/><text:tab/>void init(Collection&lt;Model&gt; subset)</text:span> </text:p>
      <text:p text:style-name="P5">questo metodo prende in ingresso un sottoinsieme e provvede ad inizializzare le rappresentazioni di subset secondo la logica contenuta in pattern; [nda Lorenzo, in futuro potrebbe essere utile utilizzare questo stesso metodo per inizializzare anche la parte di descrizione 1) in base ad un subset, ovvero produrre il filtro che estrarrebbe eventualmente subset?]</text:p>
      <text:p text:style-name="P5"/>
      <text:h text:style-name="P16" text:outline-level="2">Reference implementation</text:h>
      <text:p text:style-name="P5">La libreria Regola-kit (www.quellocheè.com) fornisce un'implementazione di riferimento di Model Pattern basata sulle annotazioni (e quindi richiede Java 5) unitamente ad un engine in grado di utilizzare Model Pattern per effettuare estrazioni da alcuni blasonati ORM (esempio Hibernate, JPA, JDO e iBatis) unitamente ad un'architettura che consente di aggiungere in modo molto agevole altri ORM (implementando grosso modo un paio di classi).</text:p>
      <text:p text:style-name="P5"/>
      <text:p text:style-name="P5"/>
      <text:list text:style-name="L9">
        <text:list-header>
          <text:p text:style-name="P35"/>
        </text:list-header>
      </text:list>
      <text:p text:style-name="P5"/>
      <text:p text:style-name="P4"/>
      <text:p text:style-name="P4"/>
      <text:p text:style-name="P10"/>
      <text:h text:style-name="P19" text:outline-level="1">Configurazioni</text:h>
      <text:p text:style-name="P10">Esistono tre distinte aree di configurazione:</text:p>
      <text:list text:style-name="L10">
        <text:list-item>
          <text:p text:style-name="P51">il file /pom.xml</text:p>
        </text:list-item>
        <text:list-item>
          <text:p text:style-name="P51">i file contenuti in /<text:bookmark-start text:name="DDE_LINK3"/>src/main/resources<text:bookmark-end text:name="DDE_LINK3"/></text:p>
        </text:list-item>
        <text:list-item>
          <text:p text:style-name="P51">i file contenuti in /src/test/resources</text:p>
        </text:list-item>
      </text:list>
      <text:p text:style-name="P10">Le prime due aree sono le uniche necessarie per configurare l'applicazione mentre l'ultima serve esclusivamente per l'ambiente di test. </text:p>
      <text:p text:style-name="P10">In questo capitolo illustreremo le più comuni configurazioni da effettuare su un progetto nuovo realizzato con Regola (ad esempio su un progetto appena generato dagli archetipi disponibili in Regola).</text:p>
      <text:h text:style-name="Heading_20_2" text:outline-level="2">Pom.xml</text:h>
      <text:p text:style-name="P12">Il file pom.xml è la configurazione principale di Maven 2 e riveste un ruolo fondamentale nella gestione del ciclo di build. I più comuni su questo file riguardano l'impostazione di alcune proprietà del progetto.</text:p>
      <text:h text:style-name="Heading_20_3" text:outline-level="3">Dati descrittivi</text:h>
      <text:p text:style-name="Text_20_body">Dove si impostano le informazioni relative al nuovo progetto creatoa d esempio:</text:p>
      <text:p text:style-name="P20"><text:span text:style-name="T13"><text:tab/></text:span><text:span text:style-name="T9">&lt;</text:span><text:span text:style-name="T11">name</text:span><text:span text:style-name="T9">&gt;</text:span><text:span text:style-name="T13">Nome del progetto</text:span><text:span text:style-name="T9">&lt;/</text:span><text:span text:style-name="T11">name</text:span><text:span text:style-name="T9">&gt;</text:span></text:p>
      <text:p text:style-name="P20"><text:span text:style-name="T13"><text:tab/></text:span><text:span text:style-name="T9">&lt;</text:span><text:span text:style-name="T11">description</text:span><text:span text:style-name="T9">&gt;</text:span><text:span text:style-name="T13">Descrizione del progetto</text:span><text:span text:style-name="T9">&lt;/</text:span><text:span text:style-name="T11">description</text:span><text:span text:style-name="T9">&gt;</text:span></text:p>
      <text:p text:style-name="Text_20_body"/>
      <text:p text:style-name="Text_20_body">Esistono molte altre voci descrittive all'interno del file pom.xml, si rimanda alla documentazione di Maven 2 per il loro significato e la loro configurazione.</text:p>
      <text:p text:style-name="Text_20_body"/>
      <text:h text:style-name="Heading_20_3" text:outline-level="3">Datasource esterni</text:h>
      <text:p text:style-name="Text_20_body">Le applicazioni web di Regola si aspettano di ottenere il datasource dal container in cui girano (ad esempio Tomcat o JBoss) tramite JNDI. Bisogna quindi specificare all'interno del file pom.xml il nome JNDI del datasource:</text:p>
      <text:p text:style-name="Text_20_body"/>
      <text:p text:style-name="P20"><text:span text:style-name="T9"><text:tab/>&lt;</text:span><text:span text:style-name="T11">properties</text:span><text:span text:style-name="T9">&gt;</text:span></text:p>
      <text:p text:style-name="P20"><text:span text:style-name="T13"><text:s text:c="6"/><text:tab/></text:span><text:span text:style-name="T9">&lt;</text:span><text:span text:style-name="T11">jee.datasource</text:span><text:span text:style-name="T9">&gt;</text:span><text:span text:style-name="T13">java:comp/env/jdbc/NomeJndi</text:span><text:span text:style-name="T9">&lt;/</text:span><text:span text:style-name="T11">jee.datasource</text:span><text:span text:style-name="T9">&gt;</text:span></text:p>
      <text:p text:style-name="P20"><text:span text:style-name="T13"><text:s text:c="6"/></text:span><text:span text:style-name="T9">&lt;/</text:span><text:span text:style-name="T11">properties</text:span><text:span text:style-name="T9">&gt;</text:span></text:p>
      <text:p text:style-name="Text_20_body"/>
      <text:h text:style-name="Heading_20_3" text:outline-level="3">Test d'integrazione</text:h>
      <text:p text:style-name="Text_20_body">Nella batteria di test dell'applicazione sono presenti anche i test detti d'integrazione: ovvero testare l'applicazione dopo che è stata consegnata (deploy) sull'application server. </text:p>
      <text:p text:style-name="P12">Regola offre una configurazione di default per questa classe di test utilizzando Tomcat 5.5 come application server che deve essere installato sulla macchina dove avviene l'integrazione. Inoltre è necessario configurare correttamente Tomcat 5.5 per l'applicazione sviluppata, tipicamente bisogna aggiungere i datasource.</text:p>
      <text:p text:style-name="Text_20_body">I parametri da configurare nel pom.xml sono i seguenti:</text:p>
      <text:p text:style-name="P20"><text:span text:style-name="T13"><text:tab/></text:span><text:span text:style-name="T9">&lt;</text:span><text:span text:style-name="T11">properties</text:span><text:span text:style-name="T9">&gt;</text:span></text:p>
      <text:p text:style-name="P20"><text:span text:style-name="T13"><text:s text:c="6"/><text:tab/></text:span><text:span text:style-name="T9">&lt;</text:span><text:span text:style-name="T11">tomcat.home</text:span><text:span text:style-name="T9">&gt;</text:span><text:span text:style-name="T13">/usr/local/share/apache-tomcat-5.5.25</text:span><text:span text:style-name="T9">&lt;/</text:span><text:span text:style-name="T11">tomcat.home</text:span><text:span text:style-name="T9">&gt;</text:span></text:p>
      <text:p text:style-name="P20"><text:span text:style-name="T13"><text:s text:c="6"/><text:tab/></text:span><text:span text:style-name="T9">&lt;</text:span><text:span text:style-name="T11">integration.host</text:span><text:span text:style-name="T9">&gt;</text:span><text:span text:style-name="T13">http://localhost:8080</text:span><text:span text:style-name="T9">&lt;/</text:span><text:span text:style-name="T11">integration.host</text:span><text:span text:style-name="T9">&gt;</text:span></text:p>
      <text:p text:style-name="P20"><text:span text:style-name="T13"><text:s text:c="6"/><text:tab/></text:span><text:span text:style-name="T9">&lt;</text:span><text:span text:style-name="T11">integration.context</text:span><text:span text:style-name="T9">&gt;</text:span></text:p>
      <text:p text:style-name="P20"><text:span text:style-name="T9"><text:tab/><text:tab/><text:tab/></text:span><text:span text:style-name="T13">/${project.artifactId}-${project.version}</text:span></text:p>
      <text:p text:style-name="P20"><text:span text:style-name="T13"><text:tab/><text:tab/></text:span><text:span text:style-name="T9">&lt;/</text:span><text:span text:style-name="T11">integration.context</text:span><text:span text:style-name="T9">&gt;</text:span></text:p>
      <text:p text:style-name="P20"><text:span text:style-name="T13"><text:s text:c="6"/><text:tab/></text:span><text:span text:style-name="T9">&lt;</text:span><text:span text:style-name="T11">ping.url</text:span><text:span text:style-name="T9">&gt;</text:span></text:p>
      <text:p text:style-name="P20"><text:span text:style-name="T9"><text:tab/><text:tab/><text:tab/></text:span><text:span text:style-name="T13">${integration.host}${integration.context}/customer-list.html</text:span></text:p>
      <text:p text:style-name="P20"><text:span text:style-name="T13"><text:tab/><text:tab/></text:span><text:span text:style-name="T9">&lt;/</text:span><text:span text:style-name="T11">ping.url</text:span><text:span text:style-name="T9">&gt;</text:span></text:p>
      <text:p text:style-name="P23"><text:span text:style-name="T14"><text:tab/></text:span><text:span text:style-name="T10">&lt;/</text:span><text:span text:style-name="T12">properties</text:span><text:span text:style-name="T10">&gt;</text:span></text:p>
      <text:p text:style-name="Text_20_body"/>
      <text:p text:style-name="Text_20_body">Le proprietà da impostare sono:</text:p>
      <text:list text:style-name="L11">
        <text:list-item>
          <text:p text:style-name="P60"><text:span text:style-name="T8">tomcat.home</text:span>: il percorso sul file system dove è stato installato Tomcat 5.5</text:p>
        </text:list-item>
        <text:list-item>
          <text:p text:style-name="P60"><text:span text:style-name="T8">integration.host</text:span>: la url alla quale risponde Tomcat 5.5</text:p>
        </text:list-item>
        <text:list-item>
          <text:p text:style-name="P60"><text:span text:style-name="T8">integration.context</text:span>: il contesto utilizzato dalla vostra applicazione</text:p>
        </text:list-item>
        <text:list-item>
          <text:p text:style-name="P60"><text:span text:style-name="T8">ping.url</text:span>: la url da richiamare per verificare il deploy dell'applicazione</text:p>
        </text:list-item>
      </text:list>
      <text:p text:style-name="Text_20_body"/>
      <text:h text:style-name="Heading_20_2" text:outline-level="2">La cartella src/main/resources</text:h>
      <text:p text:style-name="Text_20_body">All'interno di questa cartella sono presenti i file necessari alla configurazione del logging, dell'ORM, dei bean di Spring ed altro. </text:p>
      <text:p text:style-name="Text_20_body">I file tipicamente presenti saranno discussi nei paragrafi successivi, si avvisa fin da subito però che questa cartella potrà contenere anche altri file come i mapping delle classi per l'ORM utilizzato.</text:p>
      <text:h text:style-name="Heading_20_2" text:outline-level="2">applicationContext-*.xml</text:h>
      <text:p text:style-name="P12">Sono tre file di configurazioni di Spring che contengono quindi le indicazioni dei bean definiti dall'applicazione. Ognuno si occupa di un livello applicativo:</text:p>
      <text:list text:style-name="L12">
        <text:list-item>
          <text:p text:style-name="P65"><text:span text:style-name="T8">applicationContext-resources.xml</text:span>: si occupa di importare all'interno di Spring alcuni file di configurazione esterni.</text:p>
        </text:list-item>
        <text:list-item>
          <text:p text:style-name="P65"><text:span text:style-name="T8">applicationContext-dao.xml</text:span>: contiene le definizioni relative al livello di accesso ai dati (a volte indicato come DAO o Persistence Layer).</text:p>
        </text:list-item>
        <text:list-item>
          <text:p text:style-name="P65"><text:span text:style-name="T8">applicationContext-services.xml</text:span>: le definizioni relative al livello di servizio (a volte indicato come Business Delegate o Service Layer)</text:p>
        </text:list-item>
      </text:list>
      <text:p text:style-name="P12"/>
      <text:p text:style-name="P12">Questi file devono iniziare con un'inclusione ai corrispondenti file di configurazioni forniti con Regola, ad esempio:</text:p>
      <text:p text:style-name="P14"><text:span text:style-name="T13"><text:s text:c="3"/></text:span><text:span text:style-name="T9">&lt;</text:span><text:span text:style-name="T11">import </text:span><text:span text:style-name="T17">resource</text:span><text:span text:style-name="T13">=</text:span><text:span text:style-name="T15">"classpath*:/regola-config/applicationContext-dao.xml" </text:span><text:span text:style-name="T9">/&gt;</text:span></text:p>
      <text:p text:style-name="Text_20_body">Naturalmente tutta la documentazione necessaria per la configurazione di questi file è reperibile presso il sito web di Spring Framework.</text:p>
      <text:h text:style-name="Heading_20_2" text:outline-level="2">ApplicationResources_*.properties</text:h>
      <text:p text:style-name="P12">Sono i file di localizzazione: contengono le traduzioni dei testi fissi utilizzati dall'applicazione in diverse lingue.</text:p>
      <text:h text:style-name="Heading_20_2" text:outline-level="2"><text:bookmark-start text:name="DDE_LINK5"/>jdbc.properties</text:h>
      <text:p text:style-name="P12">Contiene delle proprietà che saranno importate all'interno del file di configurazione di Spring in modo automatico. E' possibile definire direttamente il valore delle proprietà in questo file oppure utilizzare altre variabili (nella form ${nome} ) definite nel pom.xml, come nell'esempio seguente:</text:p>
      <text:p text:style-name="P12"><text:span text:style-name="T14"><text:tab/>jee.datasource=</text:span><text:span text:style-name="T16">${jee.datasource}</text:span></text:p>
      <text:p text:style-name="P12">In questo caso la variabile jee.datasource sarà valorizzata con il contenuto della variabile jee.datasource definita nel file pom.xml.<text:bookmark-end text:name="DDE_LINK5"/></text:p>
      <text:p text:style-name="P12"/>
      <text:h text:style-name="Heading_20_2" text:outline-level="2">log4j.xml</text:h>
      <text:p text:style-name="P12">Consente di configurare la profondità di logging per ogni classe utilizzata dall'applicazione. Si rimanda alla documentazione di Log4J per dettagli.</text:p>
      <text:h text:style-name="Heading_20_2" text:outline-level="2">hibernate.cfg.xml</text:h>
      <text:p text:style-name="P12">E' il file di configurazione dell'ORM Hibernate dove sono specificate numerose opzioni tra cui i file di mapping per le diverse classe. I dettagli presso il sito di documentazione di Hibernate.</text:p>
      <text:h text:style-name="Heading_20_2" text:outline-level="2">Security.xml</text:h>
      <text:p text:style-name="Text_20_body">Questo file, che viene caricato da Spring, contiene le configurazioni di Acegi: il sistema di sicurezza utilizzato in Regola. Il file è piuttosto complesso ma partendo da una configurazione già funzionante non è difficile personalizzarlo.</text:p>
      <text:h text:style-name="Heading_20_3" text:outline-level="3">bean di autenticazione</text:h>
      <text:p text:style-name="Text_20_body">Il primo punto di estensione è la definizione del bean che deve eseguire l'operazione di autenticazione:</text:p>
      <text:p text:style-name="P21"/>
      <text:p text:style-name="P20"><text:span text:style-name="T13"><text:tab/></text:span><text:span text:style-name="T9">&lt;</text:span><text:span text:style-name="T11">bean </text:span><text:span text:style-name="T17">id</text:span><text:span text:style-name="T13">=</text:span><text:span text:style-name="T15">"authenticationDao" </text:span></text:p>
      <text:p text:style-name="P20"><text:span text:style-name="T15"><text:tab/><text:tab/></text:span><text:span text:style-name="T17">class</text:span><text:span text:style-name="T13">=</text:span><text:span text:style-name="T15">"org.regola.webapp.security.impl.ExampleAuthenticationDao"</text:span><text:span text:style-name="T9">&gt;</text:span></text:p>
      <text:p text:style-name="P20"><text:span text:style-name="T13"><text:tab/><text:tab/></text:span><text:span text:style-name="T9">&lt;</text:span><text:span text:style-name="T11">property </text:span><text:span text:style-name="T17">name</text:span><text:span text:style-name="T13">=</text:span><text:span text:style-name="T15">"username" </text:span><text:span text:style-name="T17">value</text:span><text:span text:style-name="T13">=</text:span><text:span text:style-name="T15">"test" </text:span><text:span text:style-name="T9">/&gt;</text:span></text:p>
      <text:p text:style-name="P20"><text:span text:style-name="T13"><text:tab/><text:tab/></text:span><text:span text:style-name="T9">&lt;</text:span><text:span text:style-name="T11">property </text:span><text:span text:style-name="T17">name</text:span><text:span text:style-name="T13">=</text:span><text:span text:style-name="T15">"password" </text:span><text:span text:style-name="T17">value</text:span><text:span text:style-name="T13">=</text:span><text:span text:style-name="T15">"test" </text:span><text:span text:style-name="T9">/&gt;</text:span></text:p>
      <text:p text:style-name="P20"><text:span text:style-name="T13"><text:tab/></text:span><text:span text:style-name="T9">&lt;/</text:span><text:span text:style-name="T11">bean</text:span><text:span text:style-name="T9">&gt;</text:span></text:p>
      <text:p text:style-name="P40"/>
      <text:p text:style-name="Text_20_body">Regola delega l'autenticazione a questo bean che deve avere id “authenticationDao” e deve implementare l'interfaccia <text:span text:style-name="T14">org.regola.webapp.security.AuthenticationDao.</text:span> Tale interfaccia è costituita dal seguente metodo:</text:p>
      <text:p text:style-name="P78"/>
      <text:p text:style-name="P78"><text:tab/>UserDetails authenticate(String username, String password) </text:p>
      <text:p text:style-name="P38"/>
      <text:p text:style-name="P38">Chi lo implementa deve ritornare un oggetto contenente le informazioni dell'utente se le credenziali sono valide altrimenti alzare un'eccezione. L'oggetto tornato contiene anche le autorizzazioni, o ruoli, dell'utente e viene salvato da Acegi nel contesto di sicurezza associato alla richiesta. </text:p>
      <text:p text:style-name="P38"/>
      <text:h text:style-name="P79" text:outline-level="3">definizione delle risorse protette</text:h>
      <text:p text:style-name="P38">Il secondo punto di estensione è la definizione del bean filterInvocationInterceptor nella cui proprietà objectDefinitionSource si definiscono un'elenco di url con le rispettive autorizzazioni:</text:p>
      <text:p text:style-name="P38"/>
      <text:p text:style-name="P20"><text:span text:style-name="T13"><text:tab/></text:span><text:span text:style-name="T9">&lt;</text:span><text:span text:style-name="T11">bean </text:span><text:span text:style-name="T17">id</text:span><text:span text:style-name="T13">=</text:span><text:span text:style-name="T15">"filterInvocationInterceptor"</text:span></text:p>
      <text:p text:style-name="P20"><text:span text:style-name="T15"><text:tab/><text:tab/></text:span><text:span text:style-name="T17">class</text:span><text:span text:style-name="T13">=</text:span><text:span text:style-name="T15">"org.acegisecurity.intercept.web.FilterSecurityInterceptor"</text:span><text:span text:style-name="T9">&gt;</text:span></text:p>
      <text:p text:style-name="P20"><text:span text:style-name="T13"><text:tab/><text:tab/></text:span><text:span text:style-name="T9">&lt;</text:span><text:span text:style-name="T11">property </text:span><text:span text:style-name="T17">name</text:span><text:span text:style-name="T13">=</text:span><text:span text:style-name="T15">"authenticationManager"</text:span></text:p>
      <text:p text:style-name="P20"><text:span text:style-name="T15"><text:tab/><text:tab/><text:tab/></text:span><text:span text:style-name="T17">ref</text:span><text:span text:style-name="T13">=</text:span><text:span text:style-name="T15">"authenticationManager" </text:span><text:span text:style-name="T9">/&gt;</text:span></text:p>
      <text:p text:style-name="P20"><text:span text:style-name="T13"><text:tab/><text:tab/></text:span><text:span text:style-name="T9">&lt;</text:span><text:span text:style-name="T11">property </text:span><text:span text:style-name="T17">name</text:span><text:span text:style-name="T13">=</text:span><text:span text:style-name="T15">"accessDecisionManager"</text:span></text:p>
      <text:p text:style-name="P20"><text:span text:style-name="T15"><text:tab/><text:tab/><text:tab/></text:span><text:span text:style-name="T17">ref</text:span><text:span text:style-name="T13">=</text:span><text:span text:style-name="T15">"accessDecisionManager" </text:span><text:span text:style-name="T9">/&gt;</text:span></text:p>
      <text:p text:style-name="P20"><text:span text:style-name="T13"><text:tab/><text:tab/></text:span><text:span text:style-name="T9">&lt;</text:span><text:span text:style-name="T11">property </text:span><text:span text:style-name="T17">name</text:span><text:span text:style-name="T13">=</text:span><text:span text:style-name="T15">"objectDefinitionSource"</text:span><text:span text:style-name="T9">&gt;</text:span></text:p>
      <text:p text:style-name="P20"><text:span text:style-name="T13"><text:tab/><text:tab/><text:tab/></text:span><text:span text:style-name="T9">&lt;</text:span><text:span text:style-name="T11">value</text:span><text:span text:style-name="T9">&gt;</text:span></text:p>
      <text:p text:style-name="P21"><text:tab/><text:tab/><text:tab/><text:tab/>PATTERN_TYPE_APACHE_ANT</text:p>
      <text:p text:style-name="P21"><text:tab/><text:tab/><text:tab/><text:tab/>/services/*=ROLE_ANONYMOUS,admin,user</text:p>
      <text:p text:style-name="P21"><text:tab/><text:tab/><text:tab/><text:tab/>/login.*=ROLE_ANONYMOUS,admin,user</text:p>
      <text:p text:style-name="P21"><text:tab/><text:tab/><text:tab/><text:tab/>/**/*.html*=admin,user</text:p>
      <text:p text:style-name="P20"><text:span text:style-name="T13"><text:tab/><text:tab/><text:tab/></text:span><text:span text:style-name="T9">&lt;/</text:span><text:span text:style-name="T11">value</text:span><text:span text:style-name="T9">&gt;</text:span></text:p>
      <text:p text:style-name="P20"><text:span text:style-name="T13"><text:tab/><text:tab/></text:span><text:span text:style-name="T9">&lt;/</text:span><text:span text:style-name="T11">property</text:span><text:span text:style-name="T9">&gt;</text:span></text:p>
      <text:p text:style-name="P20"><text:span text:style-name="T13"><text:tab/></text:span><text:span text:style-name="T9">&lt;/</text:span><text:span text:style-name="T11">bean</text:span><text:span text:style-name="T9">&gt;</text:span></text:p>
      <text:p text:style-name="P38"/>
      <text:p text:style-name="P38">le righe hanno il formato &lt;espressione URL&gt;=&lt;elenco delle autorizzazioni che hanno accesso&gt;.</text:p>
      <text:h text:style-name="P79" text:outline-level="3">logout</text:h>
      <text:p text:style-name="P76">In Regola per eseguire il logout dall'applicazione basta fare una richiesta all'url /j_acegi_logout. Intervenendo sul bean logoutFilter è possibile modificare la pagina a cui fare il redirect dopo il logout:</text:p>
      <text:p text:style-name="P76"/>
      <text:p text:style-name="P6"><text:span text:style-name="T13"><text:tab/></text:span><text:span text:style-name="T9">&lt;</text:span><text:span text:style-name="T11">bean </text:span><text:span text:style-name="T17">id</text:span><text:span text:style-name="T13">=</text:span><text:span text:style-name="T15">"logoutFilter" </text:span><text:span text:style-name="T17">class</text:span><text:span text:style-name="T13">=</text:span><text:span text:style-name="T15">"org.acegisecurity.ui.logout.LogoutFilter"</text:span><text:span text:style-name="T9">&gt;</text:span></text:p>
      <text:p text:style-name="P20"><text:span text:style-name="T13"><text:tab/><text:tab/></text:span><text:span text:style-name="T18">&lt;!-- pagine a cui fare il redirect dopo il logout --&gt;</text:span></text:p>
      <text:p text:style-name="P20"><text:span text:style-name="T13"><text:tab/><text:tab/></text:span><text:span text:style-name="T9">&lt;</text:span><text:span text:style-name="T11">constructor-arg </text:span><text:span text:style-name="T17">value</text:span><text:span text:style-name="T13">=</text:span><text:span text:style-name="T15">"/welcome.jsp"</text:span><text:span text:style-name="T9">/&gt;</text:span><text:span text:style-name="T13"> </text:span></text:p>
      <text:p text:style-name="P21"><text:tab/><text:tab/>...</text:p>
      <text:p text:style-name="P20"><text:span text:style-name="T13"><text:tab/></text:span><text:span text:style-name="T9">&lt;/</text:span><text:span text:style-name="T11">bean</text:span><text:span text:style-name="T9">&gt;</text:span></text:p>
      <text:p text:style-name="P76"/>
      <text:h text:style-name="P79" text:outline-level="3">configurazioni avanzate</text:h>
      <text:p text:style-name="P77">Acegi è un sistema di sicurezza estremamente completo (e complesso). Nel caso l'utilizzatore di Regola avesse esigenze particolari, come lo switch automatico ad HTTPS o un sistema di “remember me”, consigliamo di consultare la documentazione di Acegi dove si trovano tutte le informazioni necessarie. </text:p>
      <text:h text:style-name="Heading_20_1" text:outline-level="1">La cartella src/test/resources</text:h>
      <text:p text:style-name="P12">Contiene configurazioni valide solo per l'esecuzione dei test. Questi file non sono mai ricopiati all'interno del war dell'applicazione. </text:p>
      <text:p text:style-name="P12">Si ricorda che durante la fase di test il classpath conterrà i file di configurazione in src/test/resources ma <text:span text:style-name="T8">anche</text:span> quelli in <text:s/>src/main/resources.</text:p>
      <text:p text:style-name="P12"/>
      <text:p text:style-name="Standard"/>
      <text:h text:style-name="Heading_20_2" text:outline-level="2">applicationContext-*-test.xml</text:h>
      <text:p text:style-name="P12">Sono tre file di configurazioni di Spring che contengono quindi le indicazioni dei bean necessari ai test. Ognuno si occupa di un livello applicativo:</text:p>
      <text:list text:style-name="L12">
        <text:list-item text:start-value="1">
          <text:p text:style-name="P65"><text:span text:style-name="T8">applicationContext-resources-test.xml</text:span>: si occupa di importare all'interno di Spring alcuni file di configurazione esterni.</text:p>
        </text:list-item>
        <text:list-item>
          <text:p text:style-name="P65"><text:span text:style-name="T8">applicationContext-dao-test.xml</text:span>: contiene le definizioni relative al livello di accesso ai dati (a volte indicato come DAO o Persistence Layer).</text:p>
        </text:list-item>
        <text:list-item>
          <text:p text:style-name="P65"><text:span text:style-name="T8">applicationContext-services-test.xml</text:span>: le definizioni relative al livello di servizio (a volte indicato come Business Delegate o Service Layer)</text:p>
        </text:list-item>
      </text:list>
      <text:p text:style-name="P12"/>
      <text:p text:style-name="P12">Questi file devono iniziare con un'inclusione ai corrispondenti file di configurazioni forniti con Regola, ad esempio:</text:p>
      <text:p text:style-name="P14"><text:span text:style-name="T13"><text:s text:c="3"/></text:span><text:span text:style-name="T9">&lt;</text:span><text:span text:style-name="T11">import </text:span><text:span text:style-name="T17">resource</text:span><text:span text:style-name="T13">=</text:span><text:span text:style-name="T15">"classpath*:/regola-config/applicationContext-dao.xml" </text:span><text:span text:style-name="T9">/&gt;</text:span></text:p>
      <text:p text:style-name="P12">Naturalmente tutta la documentazione necessaria per la configurazione di questi file è reperibile presso il sito web di Spring Framework.</text:p>
      <text:h text:style-name="Heading_20_2" text:outline-level="2">jdbc.test.properties</text:h>
      <text:p text:style-name="P12">Contiene delle proprietà che saranno importate all'interno del file di configurazione di Spring in modo automatico. E' possibile definire direttamente il valore delle proprietà in questo file oppure utilizzare altre variabili (nella form ${nome} ) definite nel pom.xml, come nell'esempio seguente:</text:p>
      <text:p text:style-name="P12"><text:span text:style-name="T14"><text:tab/>jee.datasource=</text:span><text:span text:style-name="T16">${jee.datasource}</text:span></text:p>
      <text:p text:style-name="P12">In questo caso la variabile jee.datasource sarà valorizzata con il contenuto della variabile jee.datasource definita nel file pom.xml.</text:p>
      <text:p text:style-name="P12">Tipicamente questo file contiene le indicazioni necessarie alla connessione al database, dal momento che alcune classi di test girano fuori da ogni container e quindi non potrebbero utilizzare le connessioni esterne. Ad esempio:</text:p>
      <text:p text:style-name="P12"/>
      <text:p text:style-name="P12"/>
      <text:p text:style-name="Text_20_body"/>
      <text:h text:style-name="P19" text:outline-level="1">Tutorial</text:h>
      <text:p text:style-name="P10"/>
      <text:h text:style-name="Heading_20_2" text:outline-level="2">Lanciare velocemente l'applicazione<text:bookmark-start text:name="DDE_LINK2"/><text:bookmark-start text:name="DDE_LINK1"/></text:h>
      <text:p text:style-name="Text_20_body">Per lanciare velocemente un'applicazione si può utilizzare una configurazione di Regola che utilizza un Servlet Container di nome Jetty. Lanciare il comando</text:p>
      <text:p text:style-name="Text_20_body"><text:tab/><text:tab/><text:tab/><text:tab/>mvn jetty:run</text:p>
      <text:p text:style-name="Text_20_body">e poi collegarsi col browser all'url http://localhost:8080.</text:p>
      <text:h text:style-name="Heading_20_2" text:outline-level="2">Configurare i datasource</text:h>
      <text:p text:style-name="P12">La c<text:bookmark-end text:name="DDE_LINK1"/>onfi<text:bookmark-end text:name="DDE_LINK2"/>gurazione del datasource è diversa per l'applicazione in produzione rispetto a quella necessaria per eseguire i test. Il motivo è che in produzione si utilizza spesso un datasource fornito dal container mentre i test sono pensati per funzionare senza alcun container.<text:line-break/></text:p>
      <text:list text:style-name="L13">
        <text:list-item>
          <text:p text:style-name="P74"><text:span text:style-name="T4">Produzione</text:span>: modificare il file pom.xml per impostare il nome del datasource esterno da utilizzare nella proprietà jee.datasource.<text:line-break/></text:p>
        </text:list-item>
      </text:list>
      <text:p text:style-name="P6"><text:span text:style-name="T9"><text:tab/></text:span><text:bookmark-start text:name="DDE_LINK"/><text:span text:style-name="T9">&lt;</text:span><text:span text:style-name="T11">properties</text:span><text:span text:style-name="T9">&gt;</text:span><text:bookmark-end text:name="DDE_LINK"/></text:p>
      <text:p text:style-name="P20"><text:span text:style-name="T13"><text:tab/><text:tab/></text:span><text:span text:style-name="T9">&lt;</text:span><text:span text:style-name="T11">jee.datasource</text:span><text:span text:style-name="T9">&gt;</text:span><text:span text:style-name="T13">java:jdbc/something</text:span><text:span text:style-name="T9">&lt;/</text:span><text:span text:style-name="T11">jee.datasource</text:span><text:span text:style-name="T9">&gt;</text:span></text:p>
      <text:p text:style-name="P20"><text:span text:style-name="T9"><text:tab/>&lt;/</text:span><text:span text:style-name="T11">properties</text:span><text:span text:style-name="T9">&gt;</text:span></text:p>
      <text:p text:style-name="Text_20_body"><text:tab/><text:line-break/></text:p>
      <text:list text:style-name="L13" text:continue-numbering="true">
        <text:list-item>
          <text:p text:style-name="P74"><text:span text:style-name="T8">Test</text:span>: modificare il file <text:s/>src/test/resource/jdbc.properties indicando tutti i parametri necessari. Ad esempio la url del database, il driver da utilizzare, uesrname e password.</text:p>
        </text:list-item>
      </text:list>
      <text:p text:style-name="P7"><text:tab/># parametri di connessione</text:p>
      <text:p text:style-name="P21"><text:tab/>jdbc.driverClassName=oracle.jdbc.driver.OracleDriver</text:p>
      <text:p text:style-name="P21"><text:tab/>jdbc.url=jdbc:oracle:thin:@137.204.22.123:1521:TESTDB</text:p>
      <text:p text:style-name="P20"><text:span text:style-name="T13"><text:tab/>jdbc.username=</text:span><text:span text:style-name="T15">nome</text:span></text:p>
      <text:p text:style-name="P20"><text:span text:style-name="T13"><text:tab/>jdbc.password=</text:span><text:span text:style-name="T15">password</text:span></text:p>
      <text:p text:style-name="P22"/>
      <text:h text:style-name="Heading_20_2" text:outline-level="2">Test d'integrazione</text:h>
      <text:p text:style-name="P12">I test d'integrazione consistono del far girare l'applicazione dentro un container e lì testarne il funzionamento. Regola offre una configurazione di default per effettuare dei test d'integrazione utilizzando Tomcat 5.5 (ovviamente è possibile estendere o sostituire questa configurazione per utilizzare altri container).</text:p>
      <text:p text:style-name="P12">Per prima cosa bisogna scaricare, installare e configurare Tomcat 5.5 sulla stessa macchina dove avviene l'integrazione (dove risiedono i sorgenti ). Si consiglia di effettuare il primo deploy manualmente dell'applicazione in Tomcat 5.5 in modo da verificare che tutto funzioni (ad esempio che i datasource siano accessibili e dal browser l'applicazione sia navigabile).</text:p>
      <text:p text:style-name="P12">A questo punto bisogna effettuare alcune modifiche nel pom.xml descritte in qualche capitolo precedente di questa documentazione.</text:p>
      <text:p text:style-name="P12">Attualmente Regola considera test d'integrazione quelli contenuti nei package che terminano con la string action e le cui classi abbiano un nome terminante in Test. Ad esempio la classe org.regola.webapp.action.CustomerListTest.</text:p>
      <text:p text:style-name="P12"/>
      <text:p text:style-name="P12">I test d'integrazione non si avviano automaticamente, è necessario attivare un profilo di Maven 2 appositamente creato. Ad esempio col comando:</text:p>
      <text:p text:style-name="P12"><text:tab/><text:tab/><text:tab/>mvn -P regola-integration</text:p>
      <text:p text:style-name="P12"/>
      <text:p text:style-name="P12"/>
      <text:p text:style-name="P12"/>
      <text:p text:style-name="P12"/>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Monospace" svg:font-family="Monospace" style:font-pitch="fixed"/>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it" fo:country="IT"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Regola kit <text:tab/>bozza di documentazione<text:tab/>ver 0.1 m2 </text:p>
      </style:header>
      <style:footer>
        <text:p text:style-name="Footer">nicola santi<text:tab/>regola-kit <text:tab/><text:page-number text:select-page="current">20</text:page-number>/<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nicola</meta:initial-creator>
    <meta:creation-date>2007-10-29T10:24:17</meta:creation-date>
    <dc:creator>marco</dc:creator>
    <dc:date>2007-11-19T09:29:02</dc:date>
    <dc:language>it-IT</dc:language>
    <meta:editing-cycles>39</meta:editing-cycles>
    <meta:editing-duration>PT7H52M37S</meta:editing-duration>
    <meta:user-defined meta:name="Info 1"/>
    <meta:user-defined meta:name="Info 2"/>
    <meta:user-defined meta:name="Info 3"/>
    <meta:user-defined meta:name="Info 4"/>
    <meta:document-statistic meta:table-count="0" meta:image-count="0" meta:object-count="0" meta:page-count="20" meta:paragraph-count="291" meta:word-count="5298" meta:character-count="36627"/>
  </office:meta>
</office:document-meta>
</file>